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Standard" style:list-style-name="L1"/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603782208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645794528">
          <text:deletion>
            <office:change-info>
              <dc:creator>Bob Jacobsen</dc:creator>
              <dc:date>2010-10-08T18:05:00</dc:date>
            </office:change-info>
            <text:h text:style-name="P1" text:outline-level="1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2098082543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603027344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664989872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-start text:change-id="ct603782208"/>Introduction</text:h>
      <text:p text:style-name="Standard">This specification describes the protocol for transporting OpenLCB events via CAN segments. </text:p>
      <text:h text:style-name="Heading_20_1" text:outline-level="1">References and Context (N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/text:p>
      <text:p text:style-name="Standard"><text:change-end text:change-id="ct603782208"/><text:change text:change-id="ct645794528"/><text:change-start text:change-id="ct603027344"/>External certification of parts shall be accepted for conformance to these standards. Conformance with a later version of a standard shall be accepted as conformance with the referenced versions.<text:change-end text:change-id="ct603027344"/><text:change-start text:change-id="ct664989872"/></text:p>
      <text:p text:style-name="Standard"><text:change-end text:change-id="ct66498987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Title<text:tab/>1</text:p>
          <text:p text:style-name="P12">Section Title<text:tab/>2</text:p>
          <text:p text:style-name="P12">Section Title<text:tab/>2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6534753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6534763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65347536"/><text:change-start text:change-id="ct665347632"/>OpenLCB-CAN Praesent Gravida Standard or Technical Note<text:change-end text:change-id="ct665347632"/></text:p>
      </style:header>
      <style:footer>
        <text:tracked-changes>
          <text:changed-region text:id="ct66529377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66535768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6531916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665293776"/><text:change-start text:change-id="ct665357680"/><text:span text:style-name="MT2">Copyright 2010, by J. Day, D. Harris, B. Jacobsen, and A. Shepherd</text:span><text:change-end text:change-id="ct665357680"/><text:change text:change-id="ct665319168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08T18:06:01.99">10/8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331536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5332227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45665072">
            <text:insertion>
              <office:change-info>
                <dc:creator>Bob Jacobsen</dc:creator>
                <dc:date>2010-10-08T18:05:00</dc:date>
              </office:change-info>
            </text:insertion>
          </text:changed-region>
          <text:changed-region text:id="ct696011376">
            <text:deletion>
              <office:change-info>
                <dc:creator>Bob Jacobsen</dc:creator>
                <dc:date>2010-10-08T18:05:00</dc:date>
              </office:change-info>
              <text:p text:style-name="MP7">(title)</text:p>
            </text:deletion>
          </text:changed-region>
          <text:changed-region text:id="ct645972544">
            <text:insertion>
              <office:change-info>
                <dc:creator>Bob Jacobsen</dc:creator>
                <dc:date>2010-10-08T18:05:00</dc:date>
              </office:change-info>
            </text:insertion>
          </text:changed-region>
          <text:changed-region text:id="ct53328832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33716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332892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332123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3315360"/><text:change-start text:change-id="ct53322272"/>OpenLCB St<text:change-end text:change-id="ct53322272"/><text:change-start text:change-id="ct645665072"/>andard<text:change-end text:change-id="ct64566507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96011376"/><text:change-start text:change-id="ct645972544"/>OpenLCB-CAN Event Transport<text:change-end text:change-id="ct64597254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3328832"/><text:change-start text:change-id="ct53371664"/><text:date style:data-style-name="N37" text:date-value="2010-10-08T17:19:56" text:fixed="true">10/08/10</text:date><text:change-end text:change-id="ct53371664"/></text:p>
            </table:table-cell>
            <table:table-cell table:style-name="Table1.C1" office:value-type="string">
              <text:p text:style-name="MP7"><text:change text:change-id="ct53328928"/><text:change-start text:change-id="ct53321232"/>Draft<text:change-end text:change-id="ct53321232"/></text:p>
            </table:table-cell>
          </table:table-row>
        </table:table>
        <text:p text:style-name="Header"/>
      </style:header>
      <style:footer>
        <text:tracked-changes>
          <text:changed-region text:id="ct66535928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66535758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6536025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665359280"/><text:change-start text:change-id="ct665357584"/><text:span text:style-name="MT5">10</text:span><text:change-end text:change-id="ct665357584"/><text:span text:style-name="MT5">, by J. Day, D. Harris, B. Jacobsen, </text:span><text:change text:change-id="ct665360256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08T18:06:01.99">10/8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49</meta:editing-cycles>
    <meta:editing-duration>PT11H38M25S</meta:editing-duration>
    <meta:generator>OpenOffice.org/3.2$Unix OpenOffice.org_project/320m18$Build-9502</meta:generator>
    <dc:date>2010-10-08T18:06:02</dc:date>
    <dc:creator>Bob Jacobsen</dc:creator>
    <meta:document-statistic meta:table-count="1" meta:image-count="1" meta:object-count="0" meta:page-count="1" meta:paragraph-count="38" meta:word-count="319" meta:character-count="2082"/>
    <meta:user-defined meta:name="Info 1"/>
    <meta:user-defined meta:name="Info 2"/>
    <meta:user-defined meta:name="Info 3"/>
    <meta:user-defined meta:name="Info 4"/>
  </office:meta>
</office:document-meta>
</file>